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24mm" svg:x="1.08mm" svg:y="3.03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24mm" svg:x="0.79mm" svg:y="2.62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3mm" svg:x="1.24mm" svg:y="2.62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87mm" svg:x="0.73mm" svg:y="3.98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15mm" svg:x="1.24mm" svg:y="1.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17mm" svg:x="0.99mm" svg:y="1.69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2</text:p>
          </table:table-cell>
          <table:table-cell table:style-name="ce170" office:value-type="string" calcext:value-type="string">
            <text:p>Luogu 1.2569 [SCOI2010]股票交易</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0.3</text:p>
          </table:table-cell>
          <table:table-cell table:style-name="ce170" office:value-type="string" calcext:value-type="string">
            <text:p>HDOJ2870 Largest Submatrix</text:p>
          </table:table-cell>
          <table:table-cell table:style-name="ce145"/>
          <table:table-cell table:style-name="ce170"/>
          <table:table-cell table:style-name="ce170" office:value-type="string" calcext:value-type="string">
            <text:p>动态规划、单调栈</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0 Post Office</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2 Round Numbers</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number-rows-repeated="950">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62"/>
        <table:table-column table:style-name="co10" table:default-cell-style-name="ce177"/>
        <table:table-column table:style-name="co11" table:default-cell-style-name="ce207"/>
        <table:table-column table:style-name="co10" table:number-columns-repeated="1021" table:default-cell-style-name="ce207"/>
        <table:table-row table:style-name="ro70">
          <table:table-cell office:value-type="string" calcext:value-type="string">
            <text:p>ID</text:p>
          </table:table-cell>
          <table:table-cell table:style-name="ce162" office:value-type="string" calcext:value-type="string">
            <text:p>Title</text:p>
          </table:table-cell>
          <table:table-cell table:style-name="ce178" office:value-type="string" calcext:value-type="string">
            <text:p>Body</text:p>
          </table:table-cell>
          <table:table-cell table:style-name="ce178"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20"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21"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21"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3">0000/00/00</text:date>, <text:time style:data-style-name="N2" text:time-value="14:46:41.61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10-03T20:42:46.028000000</dc:date>
    <meta:editing-duration>P102DT7H45M40S</meta:editing-duration>
    <meta:editing-cycles>1476</meta:editing-cycles>
    <meta:generator>LibreOffice/6.0.1.1$Windows_X86_64 LibreOffice_project/60bfb1526849283ce2491346ed2aa51c465abfe6</meta:generator>
    <dc:creator>Zhuang Yumin</dc:creator>
    <meta:document-statistic meta:table-count="3" meta:cell-count="2399" meta:object-count="17"/>
  </office:meta>
</office:document-meta>
</file>